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paragraph-rsid="000c39ce"/>
    </style:style>
    <style:style style:name="P3" style:family="paragraph" style:parent-style-name="Standard">
      <style:text-properties fo:font-variant="normal" fo:text-transform="none" fo:color="#000000" style:font-name="Arial" fo:font-size="12pt" fo:letter-spacing="normal" fo:font-style="normal" fo:font-weight="normal" style:font-size-asian="12pt" style:font-size-complex="12pt"/>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fo:font-variant="normal" fo:text-transform="none" fo:color="#000000" style:font-name="Arial" fo:font-size="12pt" fo:letter-spacing="normal" fo:font-style="normal" fo:font-weight="normal" style:font-size-asian="12pt" style:font-size-complex="12pt"/>
    </style:style>
    <style:style style:name="T2" style:family="text">
      <style:text-properties fo:font-variant="normal" fo:text-transform="none" fo:color="#000000" style:font-name="Arial" fo:font-size="12pt" fo:letter-spacing="normal" fo:font-style="normal" fo:font-weight="normal" officeooo:rsid="000c39ce" style:font-size-asian="12pt" style:font-size-complex="12pt"/>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officeooo:rsid="000c39ce"/>
    </style:style>
  </office:automatic-styles>
  <office:body>
    <office:text>
      <text:tracked-changes>
        <text:changed-region xml:id="ct2529765063392" text:id="ct2529765063392">
          <text:insertion>
            <office:change-info>
              <dc:creator>Unknown Author</dc:creator>
              <dc:date>2023-11-23T16:49:10.287000000</dc:date>
            </office:change-info>
          </text:insertion>
        </text:changed-region>
        <text:changed-region xml:id="ct2529765063632" text:id="ct2529765063632">
          <text:deletion>
            <office:change-info>
              <dc:creator>Unknown Author</dc:creator>
              <dc:date>2023-11-23T16:49:10.287000000</dc:date>
            </office:change-info>
            <text:p text:style-name="P1">Copyright &lt;YEAR&gt; &lt;COPYRIGHT HOLDER&gt;</text:p>
          </text:deletion>
        </text:changed-region>
        <text:changed-region xml:id="ct2529981266656" text:id="ct2529981266656">
          <text:insertion>
            <office:change-info>
              <dc:creator>Unknown Author</dc:creator>
              <dc:date>2023-11-23T16:52:11</dc:date>
            </office:change-info>
          </text:insertion>
        </text:changed-region>
        <text:changed-region xml:id="ct2529981266896" text:id="ct2529981266896">
          <text:deletion>
            <office:change-info>
              <dc:creator>Unknown Author</dc:creator>
              <dc:date>2023-11-23T16:49:10.287000000</dc:date>
            </office:change-info>
            <text:p text:style-name="P3"/>
            <text:p text:style-name="P3"/>
          </text:deletion>
        </text:changed-region>
        <text:changed-region xml:id="ct2530027437936" text:id="ct2530027437936">
          <text:insertion>
            <office:change-info>
              <dc:creator>Unknown Author</dc:creator>
              <dc:date>2023-11-23T16:52:07</dc:date>
            </office:change-info>
          </text:insertion>
        </text:changed-region>
        <text:changed-region xml:id="ct2530027436736" text:id="ct2530027436736">
          <text:deletion>
            <office:change-info>
              <dc:creator>Unknown Author</dc:creator>
              <dc:date>2023-11-23T16:49:10.287000000</dc:date>
            </office:change-info>
            <text:p text:style-name="P2"><text:span text:style-name="T3">Permission is hereby granted, free of charge, to any person obtaining a copy of this software and associated documentation files (the “Software”), to deal in the Software without restriction, including without limitation the rights to use, </text:span></text:p>
          </text:deletion>
        </text:changed-region>
        <text:changed-region xml:id="ct2530027437216" text:id="ct2530027437216">
          <text:deletion>
            <office:change-info>
              <dc:creator>Unknown Author</dc:creator>
              <dc:date>2023-11-23T16:49:10.287000000</dc:date>
            </office:change-info>
            <text:p text:style-name="P2">merge, </text:p>
          </text:deletion>
        </text:changed-region>
        <text:changed-region xml:id="ct2529981267376" text:id="ct2529981267376">
          <text:deletion>
            <office:change-info>
              <dc:creator>Unknown Author</dc:creator>
              <dc:date>2023-11-23T16:49:10.287000000</dc:date>
            </office:change-info>
            <text:p text:style-name="P2">distribute, sublicense, and/or </text:p>
          </text:deletion>
        </text:changed-region>
        <text:changed-region xml:id="ct2529981268096" text:id="ct2529981268096">
          <text:insertion>
            <office:change-info>
              <dc:creator>Unknown Author</dc:creator>
              <dc:date>2023-11-23T16:53:41</dc:date>
            </office:change-info>
          </text:insertion>
        </text:changed-region>
        <text:changed-region xml:id="ct2529981267856" text:id="ct2529981267856">
          <text:insertion>
            <office:change-info>
              <dc:creator>Unknown Author</dc:creator>
              <dc:date>2023-11-23T16:54:04</dc:date>
            </office:change-info>
          </text:insertion>
        </text:changed-region>
        <text:changed-region xml:id="ct2529981269776" text:id="ct2529981269776">
          <text:deletion>
            <office:change-info>
              <dc:creator>Unknown Author</dc:creator>
              <dc:date>2023-11-23T16:49:10.287000000</dc:date>
            </office:change-info>
            <text:p text:style-name="P2"><text:span text:style-name="T4">copies of </text:span></text:p>
          </text:deletion>
        </text:changed-region>
        <text:changed-region xml:id="ct2530027437456" text:id="ct2530027437456">
          <text:insertion>
            <office:change-info>
              <dc:creator>Unknown Author</dc:creator>
              <dc:date>2023-11-23T16:54:12</dc:date>
            </office:change-info>
          </text:insertion>
        </text:changed-region>
        <text:changed-region xml:id="ct2530027438416" text:id="ct2530027438416">
          <text:deletion>
            <office:change-info>
              <dc:creator>Unknown Author</dc:creator>
              <dc:date>2023-11-23T16:49:10.287000000</dc:date>
            </office:change-info>
            <text:p text:style-name="P2">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2"/>
          </text:deletion>
        </text:changed-region>
        <text:changed-region xml:id="ct2529987712208" text:id="ct2529987712208">
          <text:deletion>
            <office:change-info>
              <dc:creator>Unknown Author</dc:creator>
              <dc:date>2023-11-23T16:49:10.287000000</dc:date>
            </office:change-info>
            <text:p text:style-name="P1"><text:s/></text:p>
          </text:deletion>
        </text:changed-region>
        <text:changed-region xml:id="ct2529987717488" text:id="ct2529987717488">
          <text:deletion>
            <office:change-info>
              <dc:creator>Unknown Author</dc:creator>
              <dc:date>2023-11-23T16:49:10.287000000</dc:date>
            </office:change-info>
            <text:p text:style-name="P1">OR COPYRIGHT HOLDERS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change-start text:change-id="ct2529765063392"/>In jurisdictions that recognize copyright laws, the author or authors of this software dedicate any and all copyright interest in the software to the public domain. We make this dedication for the benefit of the public at large and to the detriment of our heirs and successors. We intend this dedication to be an overt act of relinquishment in perpetuity of all present and future rights to this software under copyright law.</text:p>
      <text:p text:style-name="P1"><text:change-end text:change-id="ct2529765063392"/><text:change text:change-id="ct2529765063632"/><text:change-start text:change-id="ct2529981266656"/></text:p>
      <text:p text:style-name="P3"><text:change-end text:change-id="ct2529981266656"/><text:change text:change-id="ct2529981266896"/><text:change-start text:change-id="ct2530027437936"/>This is free and unencumbered software released into the public domain.</text:p>
      <text:p text:style-name="P2"><text:span text:style-name="T1"/></text:p>
      <text:p text:style-name="P2"><text:span text:style-name="T1">Anyone is free to </text:span><text:change-end text:change-id="ct2530027437936"/><text:change text:change-id="ct2530027436736"/>copy, modify, <text:change text:change-id="ct2530027437216"/>publish, <text:change text:change-id="ct2529981267376"/><text:change-start text:change-id="ct2529981268096"/><text:span text:style-name="T4">use, compile, </text:span><text:change-end text:change-id="ct2529981268096"/>sell <text:change-start text:change-id="ct2529981267856"/><text:span text:style-name="T4">or distribute </text:span><text:change-end text:change-id="ct2529981267856"/><text:change text:change-id="ct2529981269776"/><text:change-start text:change-id="ct2530027437456"/><text:span text:style-name="T4">this software, </text:span><text:span text:style-name="T2">either in source code form or as a compiled binary, for any purpose, commercial or non-commercial, and by any means.</text:span><text:span text:style-name="T4"> </text:span><text:change-end text:change-id="ct2530027437456"/><text:change text:change-id="ct2530027438416"/></text:p>
      <text:p text:style-name="P1">THE SOFTWARE IS PROVIDED “AS IS”, WITHOUT WARRANTY OF ANY KIND, EXPRESS OR IMPLIED, INCLUDING BUT NOT LIMITED TO THE WARRANTIES OF MERCHANTABILITY, FITNESS FOR A PARTICULAR PURPOSE AND NONINFRINGEMENT.<text:change text:change-id="ct2529987712208"/>IN NO EVENT SHALL THE AUTHORS <text:change text:change-id="ct2529987717488"/>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3T16:48:21.534000000</meta:creation-date>
    <dc:date>2023-11-23T16:55:43.740000000</dc:date>
    <meta:editing-duration>PT7M23S</meta:editing-duration>
    <meta:editing-cycles>3</meta:editing-cycles>
    <meta:generator>LibreOffice/6.3.4.2$Windows_X86_64 LibreOffice_project/60da17e045e08f1793c57c00ba83cdfce946d0aa</meta:generator>
    <meta:document-statistic meta:table-count="0" meta:image-count="0" meta:object-count="0" meta:page-count="1" meta:paragraph-count="4" meta:word-count="189" meta:character-count="1140" meta:non-whitespace-character-count="954"/>
  </office:meta>
</office:document-meta>
</file>